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style:font-name="Liberation Sans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4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number-columns-repeated="98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 table:number-columns-repeated="27"/>
          <table:table-cell table:style-name="ce10" office:value-type="string" calcext:value-type="string">
            <text:p>Score For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 table:number-columns-spanned="7" table:number-rows-spanned="1">
            <text:p>Items are from the Open Enneagram of Personality Scales (OEPS) at https://openpsychometrics.org/tests/OEPS/</text:p>
          </table:table-cell>
          <table:covered-table-cell table:style-name="ce31"/>
          <table:covered-table-cell table:number-columns-repeated="5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Results appear below, starting on row 100</text:p>
          </table:table-cell>
          <table:table-cell table:number-columns-repeated="1023"/>
        </table:table-row>
        <table:table-row table:style-name="ro3" table:number-rows-repeated="52">
          <table:table-cell table:number-columns-repeated="1024"/>
        </table:table-row>
        <table:table-row table:style-name="ro1">
          <table:table-cell table:style-name="ce1" office:value-type="string" calcext:value-type="string">
            <text:p>OEPS Score: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ercent</text:p>
          </table:table-cell>
          <table:table-cell/>
          <table:table-cell table:style-name="ce13" office:value-type="string" calcext:value-type="string">
            <text:p>Percent</text:p>
          </table:table-cell>
          <table:table-cell table:style-name="ce13" office:value-type="string" calcext:value-type="string">
            <text:p>Top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[4-20]<text:span text:style-name="T1">²</text:span></text:p>
          </table:table-cell>
          <table:table-cell table:style-name="ce13" office:value-type="string" calcext:value-type="string">
            <text:p>Of Typ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Of Total</text:p>
          </table:table-cell>
          <table:table-cell table:style-name="ce13" office:value-type="string" calcext:value-type="string">
            <text:p>Type(s)<text:span text:style-name="T1">³</text:span>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1: The Reformer</text:p>
          </table:table-cell>
          <table:table-cell table:style-name="ce32" table:formula="of:=SUM([.AI10];[.AI21];[.AI32];[.AI40])" office:value-type="float" office:value="5" calcext:value-type="float">
            <text:p>5</text:p>
          </table:table-cell>
          <table:table-cell table:style-name="ce35" table:formula="of:=([.B102]-4)*0.0625" office:value-type="percentage" office:value="0.0625" calcext:value-type="percentage">
            <text:p>6%</text:p>
          </table:table-cell>
          <table:table-cell table:style-name="ce32" table:formula="of:=IF([.C102]&lt;=0.2;&quot;Very Low&quot;;IF([.C102]&lt;=0.36;&quot;Low&quot;;IF([.C102]&lt;=0.46;&quot;A Little Low&quot;;IF([.C102]&lt;=0.53;&quot;Average&quot;;IF([.C102]&lt;=0.63;&quot;A Little High&quot;;IF([.C102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2]/[.C111])" office:value-type="percentage" office:value="0.0140845070422535" calcext:value-type="percentage">
            <text:p>1.41%</text:p>
          </table:table-cell>
          <table:table-cell table:style-name="ce41" table:formula="of:=IF(MAX([.B102:.B110])&lt;=[.B102];&quot;*&quot;;&quot;&quot;)">
            <text:p/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2: The Helper</text:p>
          </table:table-cell>
          <table:table-cell table:style-name="ce32" table:formula="of:=SUM([.AI14];[.AI19];[.AI29];[.AI35])" office:value-type="float" office:value="9" calcext:value-type="float">
            <text:p>9</text:p>
          </table:table-cell>
          <table:table-cell table:style-name="ce35" table:formula="of:=([.B103]-4)*0.0625" office:value-type="percentage" office:value="0.3125" calcext:value-type="percentage">
            <text:p>31%</text:p>
          </table:table-cell>
          <table:table-cell table:style-name="ce32" table:formula="of:=IF([.C103]&lt;=0.2;&quot;Very Low&quot;;IF([.C103]&lt;=0.36;&quot;Low&quot;;IF([.C103]&lt;=0.46;&quot;A Little Low&quot;;IF([.C103]&lt;=0.53;&quot;Average&quot;;IF([.C103]&lt;=0.63;&quot;A Little High&quot;;IF([.C103]&lt;=0.79;&quot;High&quot;;&quot;Very High&quot;))))))" office:value-type="string" office:string-value="Low" calcext:value-type="string">
            <text:p>Low</text:p>
          </table:table-cell>
          <table:table-cell table:style-name="ce39" table:formula="of:=([.C103]/[.C111])" office:value-type="percentage" office:value="0.0704225352112676" calcext:value-type="percentage">
            <text:p>7.04%</text:p>
          </table:table-cell>
          <table:table-cell table:style-name="ce41" table:formula="of:=IF(MAX([.B102:.B110])&lt;=[.B103];&quot;*&quot;;&quot;&quot;)">
            <text:p/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3: The Achiever</text:p>
          </table:table-cell>
          <table:table-cell table:style-name="ce32" table:formula="of:=SUM([.AI8];[.AI17];[.AI25];[.AI33])" office:value-type="float" office:value="12" calcext:value-type="float">
            <text:p>12</text:p>
          </table:table-cell>
          <table:table-cell table:style-name="ce35" table:formula="of:=([.B104]-4)*0.0625" office:value-type="percentage" office:value="0.5" calcext:value-type="percentage">
            <text:p>50%</text:p>
          </table:table-cell>
          <table:table-cell table:style-name="ce32" table:formula="of:=IF([.C104]&lt;=0.2;&quot;Very Low&quot;;IF([.C104]&lt;=0.36;&quot;Low&quot;;IF([.C104]&lt;=0.46;&quot;A Little Low&quot;;IF([.C104]&lt;=0.53;&quot;Average&quot;;IF([.C104]&lt;=0.63;&quot;A Little High&quot;;IF([.C104]&lt;=0.79;&quot;High&quot;;&quot;Very High&quot;))))))" office:value-type="string" office:string-value="Average" calcext:value-type="string">
            <text:p>Average</text:p>
          </table:table-cell>
          <table:table-cell table:style-name="ce39" table:formula="of:=([.C104]/[.C111])" office:value-type="percentage" office:value="0.112676056338028" calcext:value-type="percentage">
            <text:p>11.27%</text:p>
          </table:table-cell>
          <table:table-cell table:style-name="ce41" table:formula="of:=IF(MAX([.B102:.B110])&lt;=[.B104];&quot;*&quot;;&quot;&quot;)">
            <text:p/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4: The Individualist</text:p>
          </table:table-cell>
          <table:table-cell table:style-name="ce32" table:formula="of:=SUM([.AI6];[.AI16];[.AI27];[.AI36])" office:value-type="float" office:value="16" calcext:value-type="float">
            <text:p>16</text:p>
          </table:table-cell>
          <table:table-cell table:style-name="ce35" table:formula="of:=([.B105]-4)*0.0625" office:value-type="percentage" office:value="0.75" calcext:value-type="percentage">
            <text:p>75%</text:p>
          </table:table-cell>
          <table:table-cell table:style-name="ce32" table:formula="of:=IF([.C105]&lt;=0.2;&quot;Very Low&quot;;IF([.C105]&lt;=0.36;&quot;Low&quot;;IF([.C105]&lt;=0.46;&quot;A Little Low&quot;;IF([.C105]&lt;=0.53;&quot;Average&quot;;IF([.C105]&lt;=0.63;&quot;A Little High&quot;;IF([.C105]&lt;=0.79;&quot;High&quot;;&quot;Very High&quot;))))))" office:value-type="string" office:string-value="High" calcext:value-type="string">
            <text:p>High</text:p>
          </table:table-cell>
          <table:table-cell table:style-name="ce39" table:formula="of:=([.C105]/[.C111])" office:value-type="percentage" office:value="0.169014084507042" calcext:value-type="percentage">
            <text:p>16.90%</text:p>
          </table:table-cell>
          <table:table-cell table:style-name="ce41" table:formula="of:=IF(MAX([.B102:.B110])&lt;=[.B105];&quot;*&quot;;&quot;&quot;)">
            <text:p/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5: The Investigator</text:p>
          </table:table-cell>
          <table:table-cell table:style-name="ce32" table:formula="of:=SUM([.AI5];[.AI13];[.AI23];[.AI31])" office:value-type="float" office:value="20" calcext:value-type="float">
            <text:p>20</text:p>
          </table:table-cell>
          <table:table-cell table:style-name="ce35" table:formula="of:=([.B106]-4)*0.0625" office:value-type="percentage" office:value="1" calcext:value-type="percentage">
            <text:p>100%</text:p>
          </table:table-cell>
          <table:table-cell table:style-name="ce32" table:formula="of:=IF([.C106]&lt;=0.2;&quot;Very Low&quot;;IF([.C106]&lt;=0.36;&quot;Low&quot;;IF([.C106]&lt;=0.46;&quot;A Little Low&quot;;IF([.C106]&lt;=0.53;&quot;Average&quot;;IF([.C106]&lt;=0.63;&quot;A Little High&quot;;IF([.C106]&lt;=0.79;&quot;High&quot;;&quot;Very High&quot;))))))" office:value-type="string" office:string-value="Very High" calcext:value-type="string">
            <text:p>Very High</text:p>
          </table:table-cell>
          <table:table-cell table:style-name="ce39" table:formula="of:=([.C106]/[.C111])" office:value-type="percentage" office:value="0.225352112676056" calcext:value-type="percentage">
            <text:p>22.54%</text:p>
          </table:table-cell>
          <table:table-cell table:style-name="ce41" table:formula="of:=IF(MAX([.B102:.B110])&lt;=[.B106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6: The Loyalist</text:p>
          </table:table-cell>
          <table:table-cell table:style-name="ce32" table:formula="of:=SUM([.AI9];[.AI20];[.AI26];[.AI38])" office:value-type="float" office:value="4" calcext:value-type="float">
            <text:p>4</text:p>
          </table:table-cell>
          <table:table-cell table:style-name="ce35" table:formula="of:=([.B107]-4)*0.0625" office:value-type="percentage" office:value="0" calcext:value-type="percentage">
            <text:p>0%</text:p>
          </table:table-cell>
          <table:table-cell table:style-name="ce32" table:formula="of:=IF([.C107]&lt;=0.2;&quot;Very Low&quot;;IF([.C107]&lt;=0.36;&quot;Low&quot;;IF([.C107]&lt;=0.46;&quot;A Little Low&quot;;IF([.C107]&lt;=0.53;&quot;Average&quot;;IF([.C107]&lt;=0.63;&quot;A Little High&quot;;IF([.C107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7]/[.C111])" office:value-type="percentage" office:value="0" calcext:value-type="percentage">
            <text:p>0.00%</text:p>
          </table:table-cell>
          <table:table-cell table:style-name="ce41" table:formula="of:=IF(MAX([.B102:.B110])&lt;=[.B107];&quot;*&quot;;&quot;&quot;)">
            <text:p/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7: The Enthusiast</text:p>
          </table:table-cell>
          <table:table-cell table:style-name="ce32" table:formula="of:=SUM([.AI7];[.AI15];[.AI22];[.AI34])" office:value-type="float" office:value="8" calcext:value-type="float">
            <text:p>8</text:p>
          </table:table-cell>
          <table:table-cell table:style-name="ce35" table:formula="of:=([.B108]-4)*0.0625" office:value-type="percentage" office:value="0.25" calcext:value-type="percentage">
            <text:p>25%</text:p>
          </table:table-cell>
          <table:table-cell table:style-name="ce32" table:formula="of:=IF([.C108]&lt;=0.2;&quot;Very Low&quot;;IF([.C108]&lt;=0.36;&quot;Low&quot;;IF([.C108]&lt;=0.46;&quot;A Little Low&quot;;IF([.C108]&lt;=0.53;&quot;Average&quot;;IF([.C108]&lt;=0.63;&quot;A Little High&quot;;IF([.C108]&lt;=0.79;&quot;High&quot;;&quot;Very High&quot;))))))" office:value-type="string" office:string-value="Low" calcext:value-type="string">
            <text:p>Low</text:p>
          </table:table-cell>
          <table:table-cell table:style-name="ce39" table:formula="of:=([.C108]/[.C111])" office:value-type="percentage" office:value="0.0563380281690141" calcext:value-type="percentage">
            <text:p>5.63%</text:p>
          </table:table-cell>
          <table:table-cell table:style-name="ce41" table:formula="of:=IF(MAX([.B102:.B110])&lt;=[.B108];&quot;*&quot;;&quot;&quot;)">
            <text:p/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8: The Challenger</text:p>
          </table:table-cell>
          <table:table-cell table:style-name="ce32" table:formula="of:=SUM([.AI11];[.AI18];[.AI28];[.AI37])" office:value-type="float" office:value="15" calcext:value-type="float">
            <text:p>15</text:p>
          </table:table-cell>
          <table:table-cell table:style-name="ce35" table:formula="of:=([.B109]-4)*0.0625" office:value-type="percentage" office:value="0.6875" calcext:value-type="percentage">
            <text:p>69%</text:p>
          </table:table-cell>
          <table:table-cell table:style-name="ce32" table:formula="of:=IF([.C109]&lt;=0.2;&quot;Very Low&quot;;IF([.C109]&lt;=0.36;&quot;Low&quot;;IF([.C109]&lt;=0.46;&quot;A Little Low&quot;;IF([.C109]&lt;=0.53;&quot;Average&quot;;IF([.C109]&lt;=0.63;&quot;A Little High&quot;;IF([.C109]&lt;=0.79;&quot;High&quot;;&quot;Very High&quot;))))))" office:value-type="string" office:string-value="High" calcext:value-type="string">
            <text:p>High</text:p>
          </table:table-cell>
          <table:table-cell table:style-name="ce39" table:formula="of:=([.C109]/[.C111])" office:value-type="percentage" office:value="0.154929577464789" calcext:value-type="percentage">
            <text:p>15.49%</text:p>
          </table:table-cell>
          <table:table-cell table:style-name="ce41" table:formula="of:=IF(MAX([.B102:.B110])&lt;=[.B109];&quot;*&quot;;&quot;&quot;)">
            <text:p/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9: The Peacemaker</text:p>
          </table:table-cell>
          <table:table-cell table:style-name="ce42" table:formula="of:=SUM([.AI12];[.AI24];[.AI30];[.AI39])" office:value-type="float" office:value="18" calcext:value-type="float">
            <text:p>18</text:p>
          </table:table-cell>
          <table:table-cell table:style-name="ce36" table:formula="of:=([.B110]-4)*0.0625" office:value-type="percentage" office:value="0.875" calcext:value-type="percentage">
            <text:p>88%</text:p>
          </table:table-cell>
          <table:table-cell table:style-name="ce42" table:formula="of:=IF([.C110]&lt;=0.2;&quot;Very Low&quot;;IF([.C110]&lt;=0.36;&quot;Low&quot;;IF([.C110]&lt;=0.46;&quot;A Little Low&quot;;IF([.C110]&lt;=0.53;&quot;Average&quot;;IF([.C110]&lt;=0.63;&quot;A Little High&quot;;IF([.C110]&lt;=0.79;&quot;High&quot;;&quot;Very High&quot;))))))" office:value-type="string" office:string-value="Very High" calcext:value-type="string">
            <text:p>Very High</text:p>
          </table:table-cell>
          <table:table-cell table:style-name="ce40" table:formula="of:=([.C110]/[.C111])" office:value-type="percentage" office:value="0.197183098591549" calcext:value-type="percentage">
            <text:p>19.72%</text:p>
          </table:table-cell>
          <table:table-cell table:style-name="ce41" table:formula="of:=IF(MAX([.B106:.B114])&lt;=[.B110];&quot;*&quot;;&quot;&quot;)">
            <text:p/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Totals</text:p>
          </table:table-cell>
          <table:table-cell table:style-name="ce34"/>
          <table:table-cell table:style-name="ce37" table:formula="of:=SUM([.C102:.C110])" office:value-type="percentage" office:value="4.4375" calcext:value-type="percentage">
            <text:p>444%</text:p>
          </table:table-cell>
          <table:table-cell table:style-name="ce38"/>
          <table:table-cell table:style-name="ce41" table:formula="of:=SUM([.E102:.E110])" office:value-type="percentage" office:value="1" calcext:value-type="percentage">
            <text:p>100.00%</text:p>
          </table:table-cell>
          <table:table-cell table:style-name="ce34"/>
          <table:table-cell table:style-name="ce43"/>
          <table:table-cell table:number-columns-repeated="2"/>
          <table:table-cell table:style-name="ce43" table:number-columns-repeated="25"/>
          <table:table-cell table:style-name="ce44"/>
          <table:table-cell table:style-name="ce43"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5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6" table:number-rows-spanned="1">
            <text:p><text:span text:style-name="T2">² With (36/9)=4 items for each type, the Lowest possible Raw Score is (4*1)=</text:span>4, and the Highest possible Raw Score is (4*5)=20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6" table:number-rows-spanned="1">
            <text:p><text:span text:style-name="T3">³ With just four items per type, a tie is possible.  To break a tie, refine your answers or </text:span>find a questionnaire with more items.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1:27:14.053625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1:50:20.353150915</dc:date>
    <meta:editing-duration>P6DT22H11M50S</meta:editing-duration>
    <meta:editing-cycles>51</meta:editing-cycles>
    <meta:generator>LibreOffice/6.4.7.2$Linux_X86_64 LibreOffice_project/40$Build-2</meta:generator>
    <meta:document-statistic meta:table-count="1" meta:cell-count="271" meta:object-count="0"/>
  </office:meta>
</office:document-meta>
</file>